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Delet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edDeletes.update( BufferedDeletes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fferedDeletes.remap( MergeDocIDRemapper mapper , SegmentInfos infos , int [ ] [ ] docMaps , int [ ] delCounts , MergePolicy . OneMerge merge , int mergeDocCou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Num.setNum( int 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.Num(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edDeletes.an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